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C0000005F9A175F86CE2BEDDB.png" manifest:media-type="image/png"/>
  <manifest:file-entry manifest:full-path="Pictures/1000020100000320000000C8D7CF2D0209EA80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Source Han Sans CN Bold" svg:font-family="'Source Han Sans CN Bold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24pt" fo:font-weight="bold" officeooo:rsid="000f1648" officeooo:paragraph-rsid="000f1648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85in" svg:y="1.652in" svg:width="8.4118in" svg:height="1.7063in" draw:z-index="1"><draw:image xlink:href="Pictures/1000020100000320000000C8D7CF2D0209EA80FC.png" xlink:type="simple" xlink:show="embed" xlink:actuate="onLoad"/></draw:frame><draw:frame draw:style-name="fr1" draw:name="Image2" text:anchor-type="paragraph" svg:x="-0.1583in" svg:y="1.8583in" svg:width="10.1598in" svg:height="1.5in" draw:z-index="0"><draw:image xlink:href="Pictures/100002010000036C0000005F9A175F86CE2BEDDB.png" xlink:type="simple" xlink:show="embed" xlink:actuate="onLoad"/></draw:frame></text:p>
      <text:p text:style-name="P1">Congratulations! Here's your fla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Source Han Sans CN Bold" svg:font-family="'Source Han Sans CN Bold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7:45:36.145078683</meta:creation-date>
    <dc:date>2016-09-16T17:59:13.709590798</dc:date>
    <meta:editing-duration>PT13M40S</meta:editing-duration>
    <meta:editing-cycles>1</meta:editing-cycles>
    <meta:document-statistic meta:table-count="0" meta:image-count="2" meta:object-count="0" meta:page-count="1" meta:paragraph-count="1" meta:word-count="4" meta:character-count="34" meta:non-whitespace-character-count="31"/>
    <meta:generator>LibreOffice/5.0.6.2$Linux_X86_64 LibreOffice_project/00$Build-2</meta:generator>
  </office:meta>
</office:document-meta>
</file>